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1.0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3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3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3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3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4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6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7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5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7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7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30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for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old town crier audio</text:p>
          </table:table-cell>
          <table:table-cell office:value-type="string" calcext:value-type="string">
            <text:p>2025-1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implementatio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admi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l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0.81" calcext:value-type="float">
            <text:p>15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aug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00.21" calcext:value-type="float">
            <text:p>200.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sep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201.04" calcext:value-type="float">
            <text:p>2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oct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00.46" calcext:value-type="float">
            <text:p>200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nov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200.06" calcext:value-type="float">
            <text:p>200.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o dec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0.91" calcext:value-type="float">
            <text:p>150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formula="of:=SUM([.C11:.C57])" office:value-type="float" office:value="2030.72" calcext:value-type="float">
            <text:p>2030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60:.C81])" office:value-type="float" office:value="1859.7" calcext:value-type="float">
            <text:p>1859.7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 income charge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 income charge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 income charge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 uplift 2025 income charge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72.7" calcext:value-type="float">
            <text:p>72.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po box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5])" office:value-type="float" office:value="7503.37" calcext:value-type="float">
            <text:p>7503.37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 Uplift 2025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se uplift 2025</text:p>
          </table:table-cell>
          <table:table-cell office:value-type="string" calcext:value-type="string">
            <text:p>still held by ptp 2025-12-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t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101:.C111])" office:value-type="float" office:value="-13682.08" calcext:value-type="float">
            <text:p>-13682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97];[.C112])" office:value-type="float" office:value="-6178.71" calcext:value-type="float">
            <text:p>-6178.71</text:p>
          </table:table-cell>
          <table:table-cell table:number-columns-repeated="5"/>
        </table:table-row>
      </table:table>
      <table:table table:name="expenses-2026" table:style-name="ta1"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2">
          <table:table-cell table:number-columns-repeated="4"/>
          <table:table-cell office:value-type="string" calcext:value-type="string">
            <text:p>funding source</text:p>
          </table:table-cell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6-01-01" calcext:value-type="date">
            <text:p>2026-01-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6-01-01" calcext:value-type="date">
            <text:p>2026-01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d meyer sim</text:p>
          </table:table-cell>
          <table:table-cell table:style-name="ce30" office:value-type="date" office:date-value="2026-02-14" calcext:value-type="date">
            <text:p>2026-02-1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30" office:value-type="date" office:date-value="2026-02-17" calcext:value-type="date">
            <text:p>2026-02-1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se uplift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outreach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formula="of:=SUM([.C1:.C27])" office:value-type="float" office:value="74.27" calcext:value-type="float">
            <text:p>74.2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30" office:value-type="date" office:date-value="2026-01-16" calcext:value-type="date">
            <text:p>2026-01-16</text:p>
          </table:table-cell>
          <table:table-cell office:value-type="float" office:value="-16.9" calcext:value-type="float">
            <text:p>-16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30" office:value-type="date" office:date-value="2026-02-17" calcext:value-type="date">
            <text:p>2026-02-17</text:p>
          </table:table-cell>
          <table:table-cell office:value-type="float" office:value="-924" calcext:value-type="float">
            <text:p>-924</text:p>
          </table:table-cell>
          <table:table-cell/>
          <table:table-cell office:value-type="string" calcext:value-type="string">
            <text:p>se uplift, still held by ptp 2026-02-1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31:.C32])" office:value-type="float" office:value="-940.9" calcext:value-type="float">
            <text:p>-940.9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28];[.C34])" office:value-type="float" office:value="-866.63" calcext:value-type="float">
            <text:p>-866.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6:52:24.391637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9T17:02:01.643915587</dc:date>
    <meta:editing-duration>P7DT19H20M33S</meta:editing-duration>
    <meta:editing-cycles>755</meta:editing-cycles>
    <meta:generator>LibreOffice/26.2.0.3$Linux_X86_64 LibreOffice_project/620$Build-3</meta:generator>
    <meta:document-statistic meta:table-count="12" meta:cell-count="2734" meta:object-count="0"/>
  </office:meta>
</office:document-meta>
</file>